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i mathvariant="italic">Items</mi>
        </mtd>
      </mtr>
      <mtr>
        <mtd>
          <mrow>
            <mrow>
              <mo fence="true" stretchy="true">[</mo>
              <mrow>
                <mtable>
                  <mtr>
                    <mtd>
                      <msub>
                        <mi>p</mi>
                        <mn>1,1</mn>
                      </msub>
                    </mtd>
                    <mtd>
                      <msub>
                        <mi>p</mi>
                        <mn>1,2</mn>
                      </msub>
                    </mtd>
                    <mtd>
                      <mo stretchy="false">⋯</mo>
                    </mtd>
                    <mtd>
                      <msub>
                        <mi>p</mi>
                        <mrow>
                          <mn>1,</mn>
                          <mi>n</mi>
                        </mrow>
                      </msub>
                    </mtd>
                  </mtr>
                  <mtr>
                    <mtd>
                      <msub>
                        <mi>p</mi>
                        <mn>2,1</mn>
                      </msub>
                    </mtd>
                    <mtd>
                      <mrow/>
                    </mtd>
                    <mtd>
                      <mrow/>
                    </mtd>
                    <mtd>
                      <msub>
                        <mi>p</mi>
                        <mrow>
                          <mn>2,</mn>
                          <mi>n</mi>
                        </mrow>
                      </msub>
                    </mtd>
                  </mtr>
                  <mtr>
                    <mtd>
                      <mo stretchy="false">⋮</mo>
                    </mtd>
                    <mtd>
                      <mrow/>
                    </mtd>
                    <mtd>
                      <mrow/>
                    </mtd>
                    <mtd>
                      <mo stretchy="false">⋮</mo>
                    </mtd>
                  </mtr>
                  <mtr>
                    <mtd>
                      <msub>
                        <mi>p</mi>
                        <mrow>
                          <mi>n</mi>
                          <mi>,</mi>
                          <mn>1</mn>
                        </mrow>
                      </msub>
                    </mtd>
                    <mtd>
                      <msub>
                        <mi>p</mi>
                        <mrow>
                          <mi>n</mi>
                          <mi>,</mi>
                          <mn>2</mn>
                        </mrow>
                      </msub>
                    </mtd>
                    <mtd>
                      <mo stretchy="false">⋯</mo>
                    </mtd>
                    <mtd>
                      <msub>
                        <mi>p</mi>
                        <mrow>
                          <mi>n</mi>
                          <mi>,</mi>
                          <mi>n</mi>
                        </mrow>
                      </msub>
                    </mtd>
                  </mtr>
                </mtable>
              </mrow>
              <mo fence="true" stretchy="true">]</mo>
            </mrow>
            <mi mathvariant="italic">Items</mi>
          </mrow>
        </mtd>
      </mtr>
    </mtable>
    <annotation encoding="StarMath 5.0">Items newline
left[
matrix{
p_1,1#
p_1,2#
dotsaxis#
p_{1,n}##
p_2,1#
{} #
{}#
p_{2,n}##
dotsvert#
{}#
{}#
dotsvert##
p_{n,1}#
p_{n,2}#
dotsaxis#
p_{n,n}
}
right]
Item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0:21:23.071000000</meta:creation-date>
    <meta:generator>LibreOffice/5.0.6.3$Windows_x86 LibreOffice_project/490fc03b25318460cfc54456516ea2519c11d1aa</meta:generator>
    <dc:date>2018-09-17T00:42:42.538000000</dc:date>
    <meta:editing-duration>PT3M47S</meta:editing-duration>
    <meta:editing-cycles>3</meta:editing-cycles>
  </office:meta>
</office:document-meta>
</file>